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bleMatchersTest.testLessTh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MatchersTest.testComp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bleMatchersTest.testGreaterOr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MatchersTest.testGreaterTh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MatchersTest.testLessOr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MatchersTest.test( CompareTo &lt; String &gt; compareTo , boolean lower , boolean higher , boolean equal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